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6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4" style:family="table-cell" style:parent-style-name="Default" style:data-style-name="N114">
      <style:text-properties fo:color="#000000" style:font-name="Liberation Sans" style:font-name-asian="Liberation Sans"/>
    </style:style>
    <style:style style:name="ce59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9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68" office:value-type="string" calcext:value-type="string">
            <text:p>買値</text:p>
          </table:table-cell>
          <table:table-cell table:style-name="ce68" office:value-type="string" calcext:value-type="string">
            <text:p>売値</text:p>
          </table:table-cell>
          <table:table-cell table:style-name="ce6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09" calcext:value-type="date">
            <text:p>2024/02/09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4" office:value-type="float" office:value="1212" calcext:value-type="float">
            <text:p>1212.0</text:p>
          </table:table-cell>
          <table:table-cell table:style-name="ce64" table:number-columns-repeated="2"/>
          <table:table-cell table:style-name="ce52"/>
          <table:table-cell table:number-columns-repeated="16376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00/00/00</text:date>, <text:time style:data-style-name="N2" text:time-value="08:26:37.02210803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08T11:13:54.113466704</dc:date>
    <meta:editing-duration>P19DT1H2M40S</meta:editing-duration>
    <meta:editing-cycles>1844</meta:editing-cycles>
    <meta:document-statistic meta:table-count="2" meta:cell-count="2391" meta:object-count="0"/>
  </office:meta>
</office:document-meta>
</file>